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9f2" officeooo:paragraph-rsid="000789f2"/>
    </style:style>
    <style:style style:name="T1" style:family="text">
      <style:text-properties officeooo:rsid="0007e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Falsch</text:p>
      <text:p text:style-name="P1"/>
      <text:p text:style-name="P1">b) Falsch</text:p>
      <text:p text:style-name="P1"/>
      <text:p text:style-name="P1">c) <text:span text:style-name="T1">Falsch</text:span></text:p>
      <text:p text:style-name="P1"/>
      <text:p text:style-name="P1">d) Richt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2:22:57.131000000</meta:creation-date>
    <dc:date>2021-02-08T12:42:21.858000000</dc:date>
    <meta:editing-duration>PT19M25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5" meta:word-count="10" meta:character-count="46" meta:non-whitespace-character-count="41"/>
  </office:meta>
</office:document-meta>
</file>